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9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table:style-name="ce1"/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table:style-name="ce1"/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table:style-name="ce1"/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table:style-name="ce1"/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table:style-name="ce1"/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table:style-name="ce1"/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table:style-name="ce1"/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table:style-name="ce1"/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table:style-name="ce1"/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table:style-name="ce1"/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table:style-name="ce1"/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table:style-name="ce1"/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table:style-name="ce1"/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33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9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16T08:58:54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